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9.213cm" style:rel-column-width="5223*"/>
    </style:style>
    <style:style style:name="Tabla1.B" style:family="table-column">
      <style:table-column-properties style:column-width="7.788cm" style:rel-column-width="441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6.759cm" style:rel-column-width="3832*"/>
    </style:style>
    <style:style style:name="Tabla2.B" style:family="table-column">
      <style:table-column-properties style:column-width="10.241cm" style:rel-column-width="5806*"/>
    </style:style>
    <style:style style:name="Tabla2.A1" style:family="table-cell">
      <style:table-cell-properties fo:padding="0.097cm" fo:border-left="none" fo:border-right="none" fo:border-top="none" fo:border-bottom="0.002cm solid #000000"/>
    </style:style>
    <style:style style:name="Tabla2.B1" style:family="table-cell">
      <style:table-cell-properties fo:background-color="#6699cc" fo:padding="0.097cm" fo:border="0.002cm solid #000000">
        <style:background-image/>
      </style:table-cell-properties>
    </style:style>
    <style:style style:name="Tabla2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6" style:family="table-cell">
      <style:table-cell-properties fo:background-color="#6699cc" fo:padding="0.097cm" fo:border-left="0.002cm solid #000000" fo:border-right="none" fo:border-top="none" fo:border-bottom="0.002cm solid #000000">
        <style:background-image/>
      </style:table-cell-properties>
    </style:style>
    <style:style style:name="Tabla2.B6" style:family="table-cell" style:data-style-name="N0">
      <style:table-cell-properties fo:background-color="#66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.102cm" fo:margin-bottom="0.102cm"/>
      <style:text-properties style:font-name="Arial"/>
    </style:style>
    <style:style style:name="P3" style:family="paragraph" style:parent-style-name="Standard">
      <style:paragraph-properties fo:margin-top="0.102cm" fo:margin-bottom="0.102cm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margin-top="0.102cm" fo:margin-bottom="0.102cm" fo:padding="0.074cm" fo:border-left="none" fo:border-right="none" fo:border-top="none" fo:border-bottom="0.002cm solid #000000" style:join-border="false"/>
      <style:text-properties style:font-name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margin-top="0.102cm" fo:margin-bottom="0.102cm"/>
      <style:text-properties style:font-name="Arial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<text:span text:style-name="T1">Salari Base </text:span>= 1200</text:p>
          </table:table-cell>
          <table:table-cell table:style-name="Tabla1.A1" office:value-type="string">
            <text:p text:style-name="P10"><text:span text:style-name="T1">Plus Nocturnitat </text:span>= 15 * 20 Hores = 300</text:p>
          </table:table-cell>
        </table:table-row>
        <table:table-row>
          <table:table-cell table:style-name="Tabla1.A1" office:value-type="string">
            <text:p text:style-name="P10"><text:span text:style-name="T1">Plus de distància</text:span> = 90</text:p>
          </table:table-cell>
          <table:table-cell table:style-name="Tabla1.A1" office:value-type="string">
            <text:p text:style-name="P2"><text:span text:style-name="T1">AT i MP</text:span> = 1,25%</text:p>
          </table:table-cell>
        </table:table-row>
        <table:table-row>
          <table:table-cell table:style-name="Tabla1.A1" office:value-type="string">
            <text:p text:style-name="P2">Dues pagues extres <text:s/>una a Juny i una a Nadal.</text:p>
          </table:table-cell>
          <table:table-cell table:style-name="Tabla1.A1" office:value-type="string">
            <text:p text:style-name="P10">Es un contracte eventual</text:p>
          </table:table-cell>
        </table:table-row>
      </table:table>
      <text:p text:style-name="P5"/>
      <text:p text:style-name="P3">Salari Brut:</text:p>
      <text:p text:style-name="P2"><text:span text:style-name="T1">Percepcions salarials</text:span> = Salari Base + Plus Nocturnitat = 1200 + 300 = 1500</text:p>
      <text:p text:style-name="P2"><text:span text:style-name="T1">Perciepcions no salarials</text:span> = Plus de distància = Plus de distància = 90</text:p>
      <text:p text:style-name="P2"><text:span text:style-name="T1">Salari brut (Total meritat o devengado)</text:span> = Percepcions salarials + percepcions no salarials = 1590</text:p>
      <text:p text:style-name="P5"/>
      <text:p text:style-name="P3">BCCC (Base Contingències Comunes):</text:p>
      <text:p text:style-name="P2"><text:span text:style-name="T1">Remuneració mensual:</text:span> Salari Base + Plus Nocturnitat + Plus de distància = 1200 + 300 + 90 = 1590</text:p>
      <text:p text:style-name="P2"><text:span text:style-name="T1">Prorrata pagues extraordinàries:</text:span> 1200 * 2 / 12 = 200</text:p>
      <text:p text:style-name="P1"><text:span text:style-name="T1">Total base cotització contingències comunes</text:span> = 1590 + 200 = 1790</text:p>
      <text:p text:style-name="P5"/>
      <text:p text:style-name="P3">BCCP (Base contingències professionals):</text:p>
      <text:p text:style-name="P2"><text:span text:style-name="T1">BCCP</text:span> = BCCC + Hores extres = 1790</text:p>
      <text:p text:style-name="P2"><text:span text:style-name="T1">Base per hores extraordinàries </text:span>= 0</text:p>
      <text:p text:style-name="P4"><text:span text:style-name="T1">Base subjecta a la retenció IRPF</text:span> = 1590<text:line-break/></text:p>
      <text:p text:style-name="P3">Cotització Seguretat Social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/>
          </table:table-cell>
          <table:table-cell table:style-name="Tabla2.B1" office:value-type="string">
            <text:p text:style-name="P8">Treballador</text:p>
          </table:table-cell>
        </table:table-row>
        <table:table-row>
          <table:table-cell table:style-name="Tabla2.A2" office:value-type="string">
            <text:p text:style-name="P7">Contingències comunes (BCCC)</text:p>
          </table:table-cell>
          <table:table-cell table:style-name="Tabla2.B2" office:value-type="string">
            <text:p text:style-name="P6">1790 * 4,7% = 84,13</text:p>
          </table:table-cell>
        </table:table-row>
        <table:table-row>
          <table:table-cell table:style-name="Tabla2.A2" office:value-type="string">
            <text:p text:style-name="P7">Desocupació (BCCP)</text:p>
          </table:table-cell>
          <table:table-cell table:style-name="Tabla2.B2" office:value-type="string">
            <text:p text:style-name="P6">1790 * 1,6% = 28,64</text:p>
          </table:table-cell>
        </table:table-row>
        <table:table-row>
          <table:table-cell table:style-name="Tabla2.A2" office:value-type="string">
            <text:p text:style-name="P7">Formació profesional (BCCP)</text:p>
          </table:table-cell>
          <table:table-cell table:style-name="Tabla2.B2" office:value-type="string">
            <text:p text:style-name="P6">1790 * 0,1% = 1,79</text:p>
          </table:table-cell>
        </table:table-row>
        <table:table-row>
          <table:table-cell table:style-name="Tabla2.A2" office:value-type="string">
            <text:p text:style-name="P7">Hores extraordinàries</text:p>
          </table:table-cell>
          <table:table-cell table:style-name="Tabla2.B2" office:value-type="string">
            <text:p text:style-name="P6">0 * 4,7% = 0</text:p>
          </table:table-cell>
        </table:table-row>
        <table:table-row>
          <table:table-cell table:style-name="Tabla2.A6" office:value-type="string">
            <text:p text:style-name="P9">Total:</text:p>
          </table:table-cell>
          <table:table-cell table:style-name="Tabla2.B6" office:value-type="float" office:value="114.56">
            <text:p text:style-name="P6">114,56</text:p>
          </table:table-cell>
        </table:table-row>
      </table:table>
      <text:p text:style-name="P2"><text:span text:style-name="T1">IRPF 2%:</text:span> 1590 * 0,02 = 31,8</text:p>
      <text:p text:style-name="P2"><text:span text:style-name="T1">Total a deduir</text:span> = IRPF + total Cotitzacions Seguretat Social = <text:s/>31,8 + 114,56 = 146,36</text:p>
      <text:p text:style-name="P2"><text:span text:style-name="T1">Total a percebre</text:span> = 1590 - 146,36 = 1443,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1-05-07T09:27:26.44</meta:creation-date>
    <meta:document-statistic meta:table-count="2" meta:image-count="0" meta:object-count="0" meta:page-count="1" meta:paragraph-count="33" meta:word-count="219" meta:character-count="1174"/>
    <dc:date>2021-05-07T09:51:58.42</dc:date>
    <dc:creator>Carlos Valenzuela García</dc:creator>
    <meta:editing-duration>PT8M41S</meta:editing-duration>
    <meta:editing-cycles>1</meta:editing-cycles>
    <meta:generator>OpenOffice/4.1.7$Win32 OpenOffice.org_project/417m1$Build-9800</meta:generator>
  </office:meta>
</office:document-meta>
</file>